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sigma_Delta</text:p>
          </table:table-cell>
        </table:table-row>
        <table:table-row table:style-name="ro1">
          <table:table-cell office:value-type="float" office:value="329.5241" calcext:value-type="float">
            <text:p>329,5241</text:p>
          </table:table-cell>
          <table:table-cell table:formula="of:=AVERAGE([.A2:.A22])" office:value-type="float" office:value="364.521198809524" calcext:value-type="float">
            <text:p>364,521198809524</text:p>
          </table:table-cell>
          <table:table-cell table:formula="of:=STDEV([.A2:.A22])" office:value-type="float" office:value="95.1226220229652" calcext:value-type="float">
            <text:p>95,1226220229652</text:p>
          </table:table-cell>
          <table:table-cell office:value-type="float" office:value="4643.186875" calcext:value-type="float">
            <text:p>4643,186875</text:p>
          </table:table-cell>
          <table:table-cell table:formula="of:=AVERAGE([.D2:.D27])" office:value-type="float" office:value="4472.66968846154" calcext:value-type="float">
            <text:p>4472,66968846154</text:p>
          </table:table-cell>
          <table:table-cell table:formula="of:=STDEV([.D2:.D27])" office:value-type="float" office:value="152.302863113415" calcext:value-type="float">
            <text:p>152,302863113415</text:p>
          </table:table-cell>
        </table:table-row>
        <table:table-row table:style-name="ro1">
          <table:table-cell office:value-type="float" office:value="327.8626" calcext:value-type="float">
            <text:p>327,8626</text:p>
          </table:table-cell>
          <table:table-cell table:number-columns-repeated="2"/>
          <table:table-cell office:value-type="float" office:value="4592.993925" calcext:value-type="float">
            <text:p>4592,993925</text:p>
          </table:table-cell>
          <table:table-cell table:number-columns-repeated="2"/>
        </table:table-row>
        <table:table-row table:style-name="ro1">
          <table:table-cell office:value-type="float" office:value="299.91165" calcext:value-type="float">
            <text:p>299,91165</text:p>
          </table:table-cell>
          <table:table-cell table:number-columns-repeated="2"/>
          <table:table-cell office:value-type="float" office:value="4420.654875" calcext:value-type="float">
            <text:p>4420,654875</text:p>
          </table:table-cell>
          <table:table-cell table:number-columns-repeated="2"/>
        </table:table-row>
        <table:table-row table:style-name="ro1">
          <table:table-cell office:value-type="float" office:value="301.708900000001" calcext:value-type="float">
            <text:p>301,708900000001</text:p>
          </table:table-cell>
          <table:table-cell table:number-columns-repeated="2"/>
          <table:table-cell office:value-type="float" office:value="4338.91920000001" calcext:value-type="float">
            <text:p>4338,91920000001</text:p>
          </table:table-cell>
          <table:table-cell table:number-columns-repeated="2"/>
        </table:table-row>
        <table:table-row table:style-name="ro1">
          <table:table-cell office:value-type="float" office:value="290.2185" calcext:value-type="float">
            <text:p>290,2185</text:p>
          </table:table-cell>
          <table:table-cell table:number-columns-repeated="2"/>
          <table:table-cell office:value-type="float" office:value="4304.65912499999" calcext:value-type="float">
            <text:p>4304,65912499999</text:p>
          </table:table-cell>
          <table:table-cell table:number-columns-repeated="2"/>
        </table:table-row>
        <table:table-row table:style-name="ro1">
          <table:table-cell office:value-type="float" office:value="247.702124999999" calcext:value-type="float">
            <text:p>247,702124999999</text:p>
          </table:table-cell>
          <table:table-cell table:number-columns-repeated="2"/>
          <table:table-cell office:value-type="float" office:value="4629.894875" calcext:value-type="float">
            <text:p>4629,894875</text:p>
          </table:table-cell>
          <table:table-cell table:number-columns-repeated="2"/>
        </table:table-row>
        <table:table-row table:style-name="ro1">
          <table:table-cell office:value-type="float" office:value="348.763499999999" calcext:value-type="float">
            <text:p>348,763499999999</text:p>
          </table:table-cell>
          <table:table-cell table:number-columns-repeated="2"/>
          <table:table-cell office:value-type="float" office:value="4369.386325" calcext:value-type="float">
            <text:p>4369,386325</text:p>
          </table:table-cell>
          <table:table-cell table:number-columns-repeated="2"/>
        </table:table-row>
        <table:table-row table:style-name="ro1">
          <table:table-cell office:value-type="float" office:value="367.584000000001" calcext:value-type="float">
            <text:p>367,584000000001</text:p>
          </table:table-cell>
          <table:table-cell table:number-columns-repeated="2"/>
          <table:table-cell office:value-type="float" office:value="4435.032875" calcext:value-type="float">
            <text:p>4435,032875</text:p>
          </table:table-cell>
          <table:table-cell table:number-columns-repeated="2"/>
        </table:table-row>
        <table:table-row table:style-name="ro1">
          <table:table-cell office:value-type="float" office:value="487.007599999999" calcext:value-type="float">
            <text:p>487,007599999999</text:p>
          </table:table-cell>
          <table:table-cell table:number-columns-repeated="2"/>
          <table:table-cell office:value-type="float" office:value="4246.996" calcext:value-type="float">
            <text:p>4246,996</text:p>
          </table:table-cell>
          <table:table-cell table:number-columns-repeated="2"/>
        </table:table-row>
        <table:table-row table:style-name="ro1">
          <table:table-cell office:value-type="float" office:value="403.744900000002" calcext:value-type="float">
            <text:p>403,744900000002</text:p>
          </table:table-cell>
          <table:table-cell table:number-columns-repeated="2"/>
          <table:table-cell office:value-type="float" office:value="3964.52812499999" calcext:value-type="float">
            <text:p>3964,52812499999</text:p>
          </table:table-cell>
          <table:table-cell table:number-columns-repeated="2"/>
        </table:table-row>
        <table:table-row table:style-name="ro1">
          <table:table-cell office:value-type="float" office:value="423.6247" calcext:value-type="float">
            <text:p>423,6247</text:p>
          </table:table-cell>
          <table:table-cell table:number-columns-repeated="2"/>
          <table:table-cell office:value-type="float" office:value="4533.068" calcext:value-type="float">
            <text:p>4533,068</text:p>
          </table:table-cell>
          <table:table-cell table:number-columns-repeated="2"/>
        </table:table-row>
        <table:table-row table:style-name="ro1">
          <table:table-cell office:value-type="float" office:value="413.897999999999" calcext:value-type="float">
            <text:p>413,897999999999</text:p>
          </table:table-cell>
          <table:table-cell table:number-columns-repeated="2"/>
          <table:table-cell office:value-type="float" office:value="4607.9292" calcext:value-type="float">
            <text:p>4607,9292</text:p>
          </table:table-cell>
          <table:table-cell table:number-columns-repeated="2"/>
        </table:table-row>
        <table:table-row table:style-name="ro1">
          <table:table-cell office:value-type="float" office:value="365.228000000001" calcext:value-type="float">
            <text:p>365,228000000001</text:p>
          </table:table-cell>
          <table:table-cell table:number-columns-repeated="2"/>
          <table:table-cell office:value-type="float" office:value="4654.2432" calcext:value-type="float">
            <text:p>4654,2432</text:p>
          </table:table-cell>
          <table:table-cell table:number-columns-repeated="2"/>
        </table:table-row>
        <table:table-row table:style-name="ro1">
          <table:table-cell office:value-type="float" office:value="537.3027" calcext:value-type="float">
            <text:p>537,3027</text:p>
          </table:table-cell>
          <table:table-cell table:number-columns-repeated="2"/>
          <table:table-cell office:value-type="float" office:value="4560.6309" calcext:value-type="float">
            <text:p>4560,6309</text:p>
          </table:table-cell>
          <table:table-cell table:number-columns-repeated="2"/>
        </table:table-row>
        <table:table-row table:style-name="ro1">
          <table:table-cell office:value-type="float" office:value="522.340700000001" calcext:value-type="float">
            <text:p>522,340700000001</text:p>
          </table:table-cell>
          <table:table-cell table:number-columns-repeated="2"/>
          <table:table-cell office:value-type="float" office:value="4438.8513" calcext:value-type="float">
            <text:p>4438,8513</text:p>
          </table:table-cell>
          <table:table-cell table:number-columns-repeated="2"/>
        </table:table-row>
        <table:table-row table:style-name="ro1">
          <table:table-cell office:value-type="float" office:value="472.483300000002" calcext:value-type="float">
            <text:p>472,483300000002</text:p>
          </table:table-cell>
          <table:table-cell table:number-columns-repeated="2"/>
          <table:table-cell office:value-type="float" office:value="4572.4091" calcext:value-type="float">
            <text:p>4572,4091</text:p>
          </table:table-cell>
          <table:table-cell table:number-columns-repeated="2"/>
        </table:table-row>
        <table:table-row table:style-name="ro1">
          <table:table-cell office:value-type="float" office:value="377.333500000008" calcext:value-type="float">
            <text:p>377,333500000008</text:p>
          </table:table-cell>
          <table:table-cell table:number-columns-repeated="2"/>
          <table:table-cell office:value-type="float" office:value="4358.884" calcext:value-type="float">
            <text:p>4358,884</text:p>
          </table:table-cell>
          <table:table-cell table:number-columns-repeated="2"/>
        </table:table-row>
        <table:table-row table:style-name="ro1">
          <table:table-cell office:value-type="float" office:value="437.144399999997" calcext:value-type="float">
            <text:p>437,144399999997</text:p>
          </table:table-cell>
          <table:table-cell table:number-columns-repeated="2"/>
          <table:table-cell office:value-type="float" office:value="4457.6" calcext:value-type="float">
            <text:p>4457,6</text:p>
          </table:table-cell>
          <table:table-cell table:number-columns-repeated="2"/>
        </table:table-row>
        <table:table-row table:style-name="ro1">
          <table:table-cell office:value-type="float" office:value="283.064999999999" calcext:value-type="float">
            <text:p>283,064999999999</text:p>
          </table:table-cell>
          <table:table-cell table:number-columns-repeated="2"/>
          <table:table-cell office:value-type="float" office:value="4516.1853" calcext:value-type="float">
            <text:p>4516,1853</text:p>
          </table:table-cell>
          <table:table-cell table:number-columns-repeated="2"/>
        </table:table-row>
        <table:table-row table:style-name="ro1">
          <table:table-cell office:value-type="float" office:value="180.348000000001" calcext:value-type="float">
            <text:p>180,348000000001</text:p>
          </table:table-cell>
          <table:table-cell table:number-columns-repeated="2"/>
          <table:table-cell office:value-type="float" office:value="4524.89119999999" calcext:value-type="float">
            <text:p>4524,89119999999</text:p>
          </table:table-cell>
          <table:table-cell table:number-columns-repeated="2"/>
        </table:table-row>
        <table:table-row table:style-name="ro1">
          <table:table-cell office:value-type="float" office:value="238.149000000001" calcext:value-type="float">
            <text:p>238,149000000001</text:p>
          </table:table-cell>
          <table:table-cell table:number-columns-repeated="2"/>
          <table:table-cell office:value-type="float" office:value="4536.9967" calcext:value-type="float">
            <text:p>4536,99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436.8384" calcext:value-type="float">
            <text:p>4436,83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652.322075" calcext:value-type="float">
            <text:p>4652,3220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446.888075" calcext:value-type="float">
            <text:p>4446,8880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464.910125" calcext:value-type="float">
            <text:p>4464,91012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580.512125" calcext:value-type="float">
            <text:p>4580,5121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2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4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5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21:56:15.59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21:37:57.094000000</meta:creation-date>
    <meta:generator>LibreOffice/6.1.2.1$Windows_X86_64 LibreOffice_project/65905a128db06ba48db947242809d14d3f9a93fe</meta:generator>
    <dc:date>2019-02-16T22:00:23.200000000</dc:date>
    <meta:editing-duration>PT7M4S</meta:editing-duration>
    <meta:editing-cycles>3</meta:editing-cycles>
    <meta:document-statistic meta:table-count="1" meta:cell-count="57" meta:object-count="0"/>
  </office:meta>
</office:document-meta>
</file>